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758826534005" calcext:value-type="float">
            <text:p>2.45759</text:p>
          </table:table-cell>
          <table:table-cell office:value-type="float" office:value="2.01320415246455" calcext:value-type="float">
            <text:p>2.0132</text:p>
          </table:table-cell>
          <table:table-cell office:value-type="float" office:value="2.70978958940858" calcext:value-type="float">
            <text:p>2.7097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352833560426" calcext:value-type="float">
            <text:p>2.45353</text:p>
          </table:table-cell>
          <table:table-cell office:value-type="float" office:value="2.01001130509465" calcext:value-type="float">
            <text:p>2.01001</text:p>
          </table:table-cell>
          <table:table-cell office:value-type="float" office:value="2.71309809115104" calcext:value-type="float">
            <text:p>2.713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9380028623" calcext:value-type="float">
            <text:p>2.20094</text:p>
          </table:table-cell>
          <table:table-cell office:value-type="float" office:value="2.41563150674674" calcext:value-type="float">
            <text:p>2.41563</text:p>
          </table:table-cell>
          <table:table-cell office:value-type="float" office:value="3.26801361357288" calcext:value-type="float">
            <text:p>3.2680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25452973413" calcext:value-type="float">
            <text:p>2.20625</text:p>
          </table:table-cell>
          <table:table-cell office:value-type="float" office:value="2.41209779846091" calcext:value-type="float">
            <text:p>2.4121</text:p>
          </table:table-cell>
          <table:table-cell office:value-type="float" office:value="3.26547060493937" calcext:value-type="float">
            <text:p>3.265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243175557225" calcext:value-type="float">
            <text:p>2.37243</text:p>
          </table:table-cell>
          <table:table-cell office:value-type="float" office:value="2.12928625093914" calcext:value-type="float">
            <text:p>2.12929</text:p>
          </table:table-cell>
          <table:table-cell office:value-type="float" office:value="2.94749472593989" calcext:value-type="float">
            <text:p>2.9474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036456854327" calcext:value-type="float">
            <text:p>2.37036</text:p>
          </table:table-cell>
          <table:table-cell office:value-type="float" office:value="2.14021471469562" calcext:value-type="float">
            <text:p>2.14021</text:p>
          </table:table-cell>
          <table:table-cell office:value-type="float" office:value="2.90186648357004" calcext:value-type="float">
            <text:p>2.901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77623599985" calcext:value-type="float">
            <text:p>2.36778</text:p>
          </table:table-cell>
          <table:table-cell office:value-type="float" office:value="2.15674348125889" calcext:value-type="float">
            <text:p>2.15674</text:p>
          </table:table-cell>
          <table:table-cell office:value-type="float" office:value="2.97951800049375" calcext:value-type="float">
            <text:p>2.97952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768118218181" calcext:value-type="float">
            <text:p>2.36768</text:p>
          </table:table-cell>
          <table:table-cell office:value-type="float" office:value="2.1204824261667" calcext:value-type="float">
            <text:p>2.12048</text:p>
          </table:table-cell>
          <table:table-cell office:value-type="float" office:value="2.949201781083" calcext:value-type="float">
            <text:p>2.949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174283254814" calcext:value-type="float">
            <text:p>2.36174</text:p>
          </table:table-cell>
          <table:table-cell office:value-type="float" office:value="2.08262643310166" calcext:value-type="float">
            <text:p>2.08263</text:p>
          </table:table-cell>
          <table:table-cell office:value-type="float" office:value="2.69817413907889" calcext:value-type="float">
            <text:p>2.6981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765846984108" calcext:value-type="float">
            <text:p>2.35766</text:p>
          </table:table-cell>
          <table:table-cell office:value-type="float" office:value="2.07799886638142" calcext:value-type="float">
            <text:p>2.078</text:p>
          </table:table-cell>
          <table:table-cell office:value-type="float" office:value="2.74308918129275" calcext:value-type="float">
            <text:p>2.743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57164483532" calcext:value-type="float">
            <text:p>2.23157</text:p>
          </table:table-cell>
          <table:table-cell office:value-type="float" office:value="2.35743454483518" calcext:value-type="float">
            <text:p>2.35743</text:p>
          </table:table-cell>
          <table:table-cell office:value-type="float" office:value="3.41329692184393" calcext:value-type="float">
            <text:p>3.413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228167998933" calcext:value-type="float">
            <text:p>2.35228</text:p>
          </table:table-cell>
          <table:table-cell office:value-type="float" office:value="2.17027825780986" calcext:value-type="float">
            <text:p>2.17028</text:p>
          </table:table-cell>
          <table:table-cell office:value-type="float" office:value="2.9522989043918" calcext:value-type="float">
            <text:p>2.9523</text:p>
          </table:table-cell>
          <table:table-cell office:value-type="float" office:value="35240700" calcext:value-type="float">
            <text:p>35240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58440016453" calcext:value-type="float">
            <text:p>2.23558</text:p>
          </table:table-cell>
          <table:table-cell office:value-type="float" office:value="2.35195571820108" calcext:value-type="float">
            <text:p>2.35196</text:p>
          </table:table-cell>
          <table:table-cell office:value-type="float" office:value="3.40770594895324" calcext:value-type="float">
            <text:p>3.4077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039512703035" calcext:value-type="float">
            <text:p>2.3404</text:p>
          </table:table-cell>
          <table:table-cell office:value-type="float" office:value="2.13879269252341" calcext:value-type="float">
            <text:p>2.13879</text:p>
          </table:table-cell>
          <table:table-cell office:value-type="float" office:value="2.92214409534587" calcext:value-type="float">
            <text:p>2.922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487212716326" calcext:value-type="float">
            <text:p>2.32487</text:p>
          </table:table-cell>
          <table:table-cell office:value-type="float" office:value="2.27245422085877" calcext:value-type="float">
            <text:p>2.27245</text:p>
          </table:table-cell>
          <table:table-cell office:value-type="float" office:value="3.21486460648138" calcext:value-type="float">
            <text:p>3.2148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04111699594" calcext:value-type="float">
            <text:p>2.31904</text:p>
          </table:table-cell>
          <table:table-cell office:value-type="float" office:value="2.27151911956566" calcext:value-type="float">
            <text:p>2.27152</text:p>
          </table:table-cell>
          <table:table-cell office:value-type="float" office:value="3.20715892851842" calcext:value-type="float">
            <text:p>3.207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1497162394324" calcext:value-type="float">
            <text:p>2.31497</text:p>
          </table:table-cell>
          <table:table-cell office:value-type="float" office:value="2.27179330730129" calcext:value-type="float">
            <text:p>2.27179</text:p>
          </table:table-cell>
          <table:table-cell office:value-type="float" office:value="3.2147007660898" calcext:value-type="float">
            <text:p>3.214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34654380616" calcext:value-type="float">
            <text:p>2.31347</text:p>
          </table:table-cell>
          <table:table-cell office:value-type="float" office:value="2.26288928560827" calcext:value-type="float">
            <text:p>2.26289</text:p>
          </table:table-cell>
          <table:table-cell office:value-type="float" office:value="3.21478600475781" calcext:value-type="float">
            <text:p>3.2147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96686196205" calcext:value-type="float">
            <text:p>2.30497</text:p>
          </table:table-cell>
          <table:table-cell office:value-type="float" office:value="2.26114591193902" calcext:value-type="float">
            <text:p>2.26115</text:p>
          </table:table-cell>
          <table:table-cell office:value-type="float" office:value="3.14155077538769" calcext:value-type="float">
            <text:p>3.1415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51167029045" calcext:value-type="float">
            <text:p>2.29651</text:p>
          </table:table-cell>
          <table:table-cell office:value-type="float" office:value="2.26908984308224" calcext:value-type="float">
            <text:p>2.26909</text:p>
          </table:table-cell>
          <table:table-cell office:value-type="float" office:value="3.09621880046283" calcext:value-type="float">
            <text:p>3.0962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93825766899" calcext:value-type="float">
            <text:p>2.29594</text:p>
          </table:table-cell>
          <table:table-cell office:value-type="float" office:value="2.13997295378095" calcext:value-type="float">
            <text:p>2.13997</text:p>
          </table:table-cell>
          <table:table-cell office:value-type="float" office:value="2.82632457160317" calcext:value-type="float">
            <text:p>2.8263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66145219502" calcext:value-type="float">
            <text:p>2.29166</text:p>
          </table:table-cell>
          <table:table-cell office:value-type="float" office:value="2.24449298095375" calcext:value-type="float">
            <text:p>2.24449</text:p>
          </table:table-cell>
          <table:table-cell office:value-type="float" office:value="3.13836782798179" calcext:value-type="float">
            <text:p>3.1383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018009534959" calcext:value-type="float">
            <text:p>2.29018</text:p>
          </table:table-cell>
          <table:table-cell office:value-type="float" office:value="2.31924568636433" calcext:value-type="float">
            <text:p>2.31925</text:p>
          </table:table-cell>
          <table:table-cell office:value-type="float" office:value="3.30172138239935" calcext:value-type="float">
            <text:p>3.3017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39601492634" calcext:value-type="float">
            <text:p>2.2894</text:p>
          </table:table-cell>
          <table:table-cell office:value-type="float" office:value="2.13881138091318" calcext:value-type="float">
            <text:p>2.13881</text:p>
          </table:table-cell>
          <table:table-cell office:value-type="float" office:value="2.80482961730732" calcext:value-type="float">
            <text:p>2.8048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689339001417" calcext:value-type="float">
            <text:p>2.28689</text:p>
          </table:table-cell>
          <table:table-cell office:value-type="float" office:value="2.26654268086796" calcext:value-type="float">
            <text:p>2.26654</text:p>
          </table:table-cell>
          <table:table-cell office:value-type="float" office:value="3.11084957680098" calcext:value-type="float">
            <text:p>3.110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88332584371" calcext:value-type="float">
            <text:p>2.28388</text:p>
          </table:table-cell>
          <table:table-cell office:value-type="float" office:value="2.20333658354601" calcext:value-type="float">
            <text:p>2.20334</text:p>
          </table:table-cell>
          <table:table-cell office:value-type="float" office:value="2.90889614298675" calcext:value-type="float">
            <text:p>2.908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94701870709" calcext:value-type="float">
            <text:p>2.28195</text:p>
          </table:table-cell>
          <table:table-cell office:value-type="float" office:value="2.21480536878609" calcext:value-type="float">
            <text:p>2.21481</text:p>
          </table:table-cell>
          <table:table-cell office:value-type="float" office:value="2.89924758989664" calcext:value-type="float">
            <text:p>2.899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080023526351" calcext:value-type="float">
            <text:p>2.2708</text:p>
          </table:table-cell>
          <table:table-cell office:value-type="float" office:value="2.30801504894725" calcext:value-type="float">
            <text:p>2.30802</text:p>
          </table:table-cell>
          <table:table-cell office:value-type="float" office:value="3.29653416127992" calcext:value-type="float">
            <text:p>3.2965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83464613663" calcext:value-type="float">
            <text:p>2.32183</text:p>
          </table:table-cell>
          <table:table-cell office:value-type="float" office:value="2.26725470079673" calcext:value-type="float">
            <text:p>2.26725</text:p>
          </table:table-cell>
          <table:table-cell office:value-type="float" office:value="3.18570980405457" calcext:value-type="float">
            <text:p>3.185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56367199144" calcext:value-type="float">
            <text:p>2.26056</text:p>
          </table:table-cell>
          <table:table-cell office:value-type="float" office:value="2.3008151755453" calcext:value-type="float">
            <text:p>2.30082</text:p>
          </table:table-cell>
          <table:table-cell office:value-type="float" office:value="3.22558029337843" calcext:value-type="float">
            <text:p>3.225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951086641717" calcext:value-type="float">
            <text:p>2.25951</text:p>
          </table:table-cell>
          <table:table-cell office:value-type="float" office:value="2.27831989070714" calcext:value-type="float">
            <text:p>2.27832</text:p>
          </table:table-cell>
          <table:table-cell office:value-type="float" office:value="3.23323915724694" calcext:value-type="float">
            <text:p>3.233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849843597387" calcext:value-type="float">
            <text:p>2.2485</text:p>
          </table:table-cell>
          <table:table-cell office:value-type="float" office:value="2.33215784719896" calcext:value-type="float">
            <text:p>2.33216</text:p>
          </table:table-cell>
          <table:table-cell office:value-type="float" office:value="3.12864682410113" calcext:value-type="float">
            <text:p>3.1286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40063817219" calcext:value-type="float">
            <text:p>2.3054</text:p>
          </table:table-cell>
          <table:table-cell office:value-type="float" office:value="2.24596015521885" calcext:value-type="float">
            <text:p>2.24596</text:p>
          </table:table-cell>
          <table:table-cell office:value-type="float" office:value="3.22456787715892" calcext:value-type="float">
            <text:p>3.2245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29473046228" calcext:value-type="float">
            <text:p>2.24129</text:p>
          </table:table-cell>
          <table:table-cell office:value-type="float" office:value="2.30038568964275" calcext:value-type="float">
            <text:p>2.30039</text:p>
          </table:table-cell>
          <table:table-cell office:value-type="float" office:value="3.15241081456805" calcext:value-type="float">
            <text:p>3.1524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888189561515" calcext:value-type="float">
            <text:p>2.23888</text:p>
          </table:table-cell>
          <table:table-cell office:value-type="float" office:value="2.28675284640369" calcext:value-type="float">
            <text:p>2.28675</text:p>
          </table:table-cell>
          <table:table-cell office:value-type="float" office:value="3.17134707405665" calcext:value-type="float">
            <text:p>3.171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2403285515" calcext:value-type="float">
            <text:p>2.23524</text:p>
          </table:table-cell>
          <table:table-cell office:value-type="float" office:value="2.46005696362667" calcext:value-type="float">
            <text:p>2.46006</text:p>
          </table:table-cell>
          <table:table-cell office:value-type="float" office:value="3.53845282266785" calcext:value-type="float">
            <text:p>3.538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9309657923" calcext:value-type="float">
            <text:p>2.22793</text:p>
          </table:table-cell>
          <table:table-cell office:value-type="float" office:value="2.25708158678088" calcext:value-type="float">
            <text:p>2.25708</text:p>
          </table:table-cell>
          <table:table-cell office:value-type="float" office:value="2.81872162955993" calcext:value-type="float">
            <text:p>2.818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4543339225" calcext:value-type="float">
            <text:p>2.22445</text:p>
          </table:table-cell>
          <table:table-cell office:value-type="float" office:value="2.25723812309009" calcext:value-type="float">
            <text:p>2.25724</text:p>
          </table:table-cell>
          <table:table-cell office:value-type="float" office:value="2.84056132677237" calcext:value-type="float">
            <text:p>2.8405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48149388878" calcext:value-type="float">
            <text:p>2.22248</text:p>
          </table:table-cell>
          <table:table-cell office:value-type="float" office:value="2.4463560382151" calcext:value-type="float">
            <text:p>2.44636</text:p>
          </table:table-cell>
          <table:table-cell office:value-type="float" office:value="3.55504899861337" calcext:value-type="float">
            <text:p>3.5550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954530869904" calcext:value-type="float">
            <text:p>2.21955</text:p>
          </table:table-cell>
          <table:table-cell office:value-type="float" office:value="2.34813053292794" calcext:value-type="float">
            <text:p>2.34813</text:p>
          </table:table-cell>
          <table:table-cell office:value-type="float" office:value="3.15854076998427" calcext:value-type="float">
            <text:p>3.1585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66243856391" calcext:value-type="float">
            <text:p>2.28866</text:p>
          </table:table-cell>
          <table:table-cell office:value-type="float" office:value="2.2067915313589" calcext:value-type="float">
            <text:p>2.20679</text:p>
          </table:table-cell>
          <table:table-cell office:value-type="float" office:value="3.04666604488685" calcext:value-type="float">
            <text:p>3.046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238028433662" calcext:value-type="float">
            <text:p>2.20238</text:p>
          </table:table-cell>
          <table:table-cell office:value-type="float" office:value="2.39537203509917" calcext:value-type="float">
            <text:p>2.39537</text:p>
          </table:table-cell>
          <table:table-cell office:value-type="float" office:value="3.09660059082567" calcext:value-type="float">
            <text:p>3.096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38562784217" calcext:value-type="float">
            <text:p>2.28239</text:p>
          </table:table-cell>
          <table:table-cell office:value-type="float" office:value="2.20214256845937" calcext:value-type="float">
            <text:p>2.20214</text:p>
          </table:table-cell>
          <table:table-cell office:value-type="float" office:value="3.05538565893116" calcext:value-type="float">
            <text:p>3.0553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47782083132" calcext:value-type="float">
            <text:p>2.27248</text:p>
          </table:table-cell>
          <table:table-cell office:value-type="float" office:value="2.2000537556914" calcext:value-type="float">
            <text:p>2.20005</text:p>
          </table:table-cell>
          <table:table-cell office:value-type="float" office:value="3.03099821096989" calcext:value-type="float">
            <text:p>3.03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55091315202" calcext:value-type="float">
            <text:p>2.19755</text:p>
          </table:table-cell>
          <table:table-cell office:value-type="float" office:value="2.43747343615565" calcext:value-type="float">
            <text:p>2.43747</text:p>
          </table:table-cell>
          <table:table-cell office:value-type="float" office:value="3.50154487774486" calcext:value-type="float">
            <text:p>3.501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72302224488" calcext:value-type="float">
            <text:p>2.19672</text:p>
          </table:table-cell>
          <table:table-cell office:value-type="float" office:value="2.41607816150546" calcext:value-type="float">
            <text:p>2.41608</text:p>
          </table:table-cell>
          <table:table-cell office:value-type="float" office:value="3.34683862197868" calcext:value-type="float">
            <text:p>3.3468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37324585384" calcext:value-type="float">
            <text:p>2.19637</text:p>
          </table:table-cell>
          <table:table-cell office:value-type="float" office:value="2.44132886328927" calcext:value-type="float">
            <text:p>2.44133</text:p>
          </table:table-cell>
          <table:table-cell office:value-type="float" office:value="3.52302787561297" calcext:value-type="float">
            <text:p>3.5230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24879242409" calcext:value-type="float">
            <text:p>2.19325</text:p>
          </table:table-cell>
          <table:table-cell office:value-type="float" office:value="2.39486233140206" calcext:value-type="float">
            <text:p>2.39486</text:p>
          </table:table-cell>
          <table:table-cell office:value-type="float" office:value="3.11990336567193" calcext:value-type="float">
            <text:p>3.11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03399742294" calcext:value-type="float">
            <text:p>2.19103</text:p>
          </table:table-cell>
          <table:table-cell office:value-type="float" office:value="2.41942279427382" calcext:value-type="float">
            <text:p>2.41942</text:p>
          </table:table-cell>
          <table:table-cell office:value-type="float" office:value="3.33561530946009" calcext:value-type="float">
            <text:p>3.3356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807725896847" calcext:value-type="float">
            <text:p>2.26808</text:p>
          </table:table-cell>
          <table:table-cell office:value-type="float" office:value="2.18901753136455" calcext:value-type="float">
            <text:p>2.18902</text:p>
          </table:table-cell>
          <table:table-cell office:value-type="float" office:value="3.02065134262046" calcext:value-type="float">
            <text:p>3.0206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32859531654" calcext:value-type="float">
            <text:p>2.18133</text:p>
          </table:table-cell>
          <table:table-cell office:value-type="float" office:value="2.28305299596166" calcext:value-type="float">
            <text:p>2.28305</text:p>
          </table:table-cell>
          <table:table-cell office:value-type="float" office:value="3.19340047408438" calcext:value-type="float">
            <text:p>3.193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933901979238" calcext:value-type="float">
            <text:p>2.31934</text:p>
          </table:table-cell>
          <table:table-cell office:value-type="float" office:value="2.17447000336326" calcext:value-type="float">
            <text:p>2.17447</text:p>
          </table:table-cell>
          <table:table-cell office:value-type="float" office:value="2.95940580459721" calcext:value-type="float">
            <text:p>2.9594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6681607250636" calcext:value-type="float">
            <text:p>2.16682</text:p>
          </table:table-cell>
          <table:table-cell office:value-type="float" office:value="2.2901566570408" calcext:value-type="float">
            <text:p>2.29016</text:p>
          </table:table-cell>
          <table:table-cell office:value-type="float" office:value="3.17274803560297" calcext:value-type="float">
            <text:p>3.172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50570272337" calcext:value-type="float">
            <text:p>2.15506</text:p>
          </table:table-cell>
          <table:table-cell office:value-type="float" office:value="2.45306923695597" calcext:value-type="float">
            <text:p>2.45307</text:p>
          </table:table-cell>
          <table:table-cell office:value-type="float" office:value="3.09944695809993" calcext:value-type="float">
            <text:p>3.099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9943290163" calcext:value-type="float">
            <text:p>2.25599</text:p>
          </table:table-cell>
          <table:table-cell office:value-type="float" office:value="2.15420555898177" calcext:value-type="float">
            <text:p>2.15421</text:p>
          </table:table-cell>
          <table:table-cell office:value-type="float" office:value="2.87673589520022" calcext:value-type="float">
            <text:p>2.87674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990890925689" calcext:value-type="float">
            <text:p>2.31991</text:p>
          </table:table-cell>
          <table:table-cell office:value-type="float" office:value="2.15306034373119" calcext:value-type="float">
            <text:p>2.15306</text:p>
          </table:table-cell>
          <table:table-cell office:value-type="float" office:value="2.9481974885748" calcext:value-type="float">
            <text:p>2.94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76172574217" calcext:value-type="float">
            <text:p>2.15176</text:p>
          </table:table-cell>
          <table:table-cell office:value-type="float" office:value="2.49616423879981" calcext:value-type="float">
            <text:p>2.49616</text:p>
          </table:table-cell>
          <table:table-cell office:value-type="float" office:value="3.36672303669138" calcext:value-type="float">
            <text:p>3.366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588521928985" calcext:value-type="float">
            <text:p>2.25589</text:p>
          </table:table-cell>
          <table:table-cell office:value-type="float" office:value="2.14566185341925" calcext:value-type="float">
            <text:p>2.14566</text:p>
          </table:table-cell>
          <table:table-cell office:value-type="float" office:value="2.8971613040427" calcext:value-type="float">
            <text:p>2.89716</text:p>
          </table:table-cell>
          <table:table-cell office:value-type="float" office:value="35267250" calcext:value-type="float">
            <text:p>35267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4627866006" calcext:value-type="float">
            <text:p>2.14346</text:p>
          </table:table-cell>
          <table:table-cell office:value-type="float" office:value="2.48803181021244" calcext:value-type="float">
            <text:p>2.48803</text:p>
          </table:table-cell>
          <table:table-cell office:value-type="float" office:value="3.37201113837781" calcext:value-type="float">
            <text:p>3.3720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85912880988" calcext:value-type="float">
            <text:p>2.13786</text:p>
          </table:table-cell>
          <table:table-cell office:value-type="float" office:value="2.47589047717992" calcext:value-type="float">
            <text:p>2.47589</text:p>
          </table:table-cell>
          <table:table-cell office:value-type="float" office:value="3.12205476141004" calcext:value-type="float">
            <text:p>3.1220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5" calcext:value-type="float">
            <text:p>5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0" calcext:value-type="float">
            <text:p>0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4:00.707729241</dc:date>
    <meta:document-statistic meta:table-count="1" meta:cell-count="4638" meta:object-count="0"/>
    <meta:generator>LibreOffice/4.2.8.2$Linux_X86_64 LibreOffice_project/420m0$Build-2</meta:generator>
  </office:meta>
</office:document-meta>
</file>